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acbe" officeooo:paragraph-rsid="000dacbe"/>
    </style:style>
    <style:style style:name="P2" style:family="paragraph" style:parent-style-name="Standard">
      <style:text-properties officeooo:rsid="000e9349" officeooo:paragraph-rsid="000e9349"/>
    </style:style>
    <style:style style:name="T1" style:family="text">
      <style:text-properties officeooo:rsid="000e93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vOps Assignment Steps</text:p>
      <text:p text:style-name="P1"/>
      <text:p text:style-name="P1">1. Create Directory</text:p>
      <text:p text:style-name="P2">2. Create git repo</text:p>
      <text:p text:style-name="P1">2. Create Docker file</text:p>
      <text:p text:style-name="P1">3. Build image from Dockerfile</text:p>
      <text:p text:style-name="P1"><text:tab/>eg: docker build . -t apache</text:p>
      <text:p text:style-name="P1">4. <text:span text:style-name="T1">Create docker-compose.yml</text:span></text:p>
      <text:p text:style-name="P2">5. Create jenkin project</text:p>
      <text:p text:style-name="P2">6. Set webhook in Jenkins</text:p>
      <text:p text:style-name="P2"><text:tab/>http://localhost:8080/github-webhook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20:22:09.984835954</meta:creation-date>
    <dc:date>2020-07-09T21:12:35.581529667</dc:date>
    <meta:editing-duration>PT50M2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38" meta:character-count="255" meta:non-whitespace-character-count="225"/>
  </office:meta>
</office:document-meta>
</file>